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2.709cm"/>
    </style:style>
    <style:style style:name="Table1.C" style:family="table-column">
      <style:table-column-properties style:column-width="4.789cm"/>
    </style:style>
    <style:style style:name="Table1.D" style:family="table-column">
      <style:table-column-properties style:column-width="3.757cm"/>
    </style:style>
    <style:style style:name="Table1.E" style:family="table-column">
      <style:table-column-properties style:column-width="1.50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1">
      <style:text-properties fo:language="ru" fo:country="RU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style:text-position="super 58%" style:font-size-asian="10.5pt"/>
    </style:style>
    <style:style style:name="P6" style:family="paragraph" style:parent-style-name="Table_20_Contents">
      <style:text-properties style:text-position="sub 58%"/>
    </style:style>
    <style:style style:name="P7" style:family="paragraph" style:parent-style-name="Table_20_Contents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text-properties style:font-name="Times New Roman1" fo:language="en" fo:country="US"/>
    </style:style>
    <style:style style:name="P10" style:family="paragraph" style:parent-style-name="Table_20_Contents">
      <style:text-properties fo:language="ru" fo:country="RU"/>
    </style:style>
    <style:style style:name="P11" style:family="paragraph" style:parent-style-name="text1">
      <style:text-properties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Symbol"/>
    </style:style>
    <style:style style:name="T9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position="super 58%" fo:font-style="italic" fo:font-weight="bold" style:font-size-asian="10.5pt" style:font-style-asian="italic" style:font-weight-asian="bold" style:font-style-complex="italic" style:font-weight-complex="bold"/>
    </style:style>
    <style:style style:name="T13" style:family="text">
      <style:text-properties style:font-name="Times New Roman"/>
    </style:style>
    <style:style style:name="T14" style:family="text">
      <style:text-properties style:font-name="Arial"/>
    </style:style>
    <style:style style:name="T15" style:family="text">
      <style:text-properties fo:language="en" fo:country="US"/>
    </style:style>
    <style:style style:name="T16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Заголовок</text:h>
      <text:p text:style-name="Text_20_body">Обычный текст <text:span text:style-name="T1">курсив </text:span><text:span text:style-name="T4">некурсив </text:span><text:span text:style-name="T5">полужирный </text:span><text:span text:style-name="T6">неполужирный.</text:span></text:p>
      <text:p text:style-name="head1">Загол ВСТАВКА овок</text:p>
      <text:p text:style-name="P1">Обычный ДОБАВЛЕННЫЙ <text:span text:style-name="T1">курсив</text:span> <text:span text:style-name="T2">Полужирный курсив </text:span>текст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1</text:p>
            <text:p text:style-name="Table_20_Contents"><text:span text:style-name="T16">два <text:s/>пробела<text:line-break/>разрыв<text:line-break/> строки</text:span></text:p>
          </table:table-cell>
          <table:table-cell table:style-name="Table1.A1" office:value-type="string">
            <text:p text:style-name="Table_20_Contents">2 <text:s text:c="3"/>пе­рено­сы</text:p>
            <text:p text:style-name="P10"/>
          </table:table-cell>
          <table:table-cell table:style-name="Table1.A1" office:value-type="string">
            <text:p text:style-name="head1">3 &gt; 4 &lt; 5</text:p>
          </table:table-cell>
          <table:table-cell table:style-name="Table1.D1" table:number-columns-spanned="2" office:value-type="string">
            <text:p text:style-name="Table_20_Contents">4 &lt; 3 4<text:span text:style-name="T8">4</text:span><text:span text:style-name="T13">2</text:span><text:span text:style-name="T8"> <text:s/>3</text:span></text:p>
            <text:p text:style-name="Table_20_Contents"><text:span text:style-name="T8">fm</text:span><text:span text:style-name="T14">f</text:span><text:span text:style-name="T8"> <text:s text:c="4"/>­ <text:s text:c="3"/>­</text:span></text:p>
          </table:table-cell>
          <table:covered-table-cell/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table:number-columns-spanned="2" office:value-type="string">
            <text:p text:style-name="Table_20_Contents">6</text:p>
          </table:table-cell>
          <table:covered-table-cell/>
          <table:table-cell table:style-name="Table1.A2" office:value-type="string">
            <text:p text:style-name="Table_20_Contents">7</text:p>
          </table:table-cell>
          <table:table-cell table:style-name="Table1.E2" office:value-type="string">
            <text:p text:style-name="Table_20_Contents">8</text:p>
          </table:table-cell>
        </table:table-row>
        <table:table-row>
          <table:table-cell table:style-name="Table1.A2" office:value-type="string">
            <text:p text:style-name="P2">9</text:p>
            <text:p text:style-name="P3">Текст в ячейке</text:p>
          </table:table-cell>
          <table:table-cell table:style-name="Table1.A2" table:number-rows-spanned="2" table:number-columns-spanned="2" office:value-type="string">
            <text:p text:style-name="Table_20_Contents">10</text:p>
            <text:p text:style-name="Table_20_Contents">Текст в <text:line-break/>ячейке <text:span text:style-name="T7">полужирный</text:span> обычный <text:span text:style-name="T1">курсив</text:span> обычный <text:span text:style-name="T2">полужирный курсив</text:span> обычный</text:p>
            <text:p text:style-name="Table_20_Contents"><text:span text:style-name="T11">подчеркнутый</text:span> обычный <text:span text:style-name="T3">подчеркнутый пж курсив</text:span></text:p>
          </table:table-cell>
          <table:covered-table-cell/>
          <table:table-cell table:style-name="Table1.E2" table:number-columns-spanned="2" office:value-type="string">
            <text:p text:style-name="P4">1<text:span text:style-name="T10">1 </text:span><text:span text:style-name="T9">em dash —</text:span></text:p>
            <text:p text:style-name="P7">en dash –</text:p>
            <text:p text:style-name="P7">неразрывный пробел</text:p>
          </table:table-cell>
          <table:covered-table-cell/>
        </table:table-row>
        <table:table-row>
          <table:table-cell table:style-name="Table1.A2" office:value-type="string">
            <text:p text:style-name="Table_20_Contents">12<text:span text:style-name="T15">[]{}`~!@# $ %^&amp;*()_-=+</text:span></text:p>
            <text:p text:style-name="P8">\|/ </text:p>
            <text:p text:style-name="P8">'cite' </text:p>
            <text:p text:style-name="P8">”quote”</text:p>
            <text:p text:style-name="P9">"simple" </text:p>
            <text:p text:style-name="P9">«TITLE»</text:p>
            <text:p text:style-name="P9">µ©±</text:p>
            <text:p text:style-name="P9">//</text:p>
            <text:p text:style-name="P9">\\</text:p>
            <text:p text:style-name="P9">&lt;&lt; &gt;&gt;</text:p>
          </table:table-cell>
          <table:covered-table-cell/>
          <table:covered-table-cell/>
          <table:table-cell table:style-name="Table1.E2" table:number-columns-spanned="2" office:value-type="string">
            <text:p text:style-name="Table_20_Contents">13</text:p>
            <text:p text:style-name="Table_20_Contents">обычный</text:p>
            <text:p text:style-name="P5">суперскрипт</text:p>
            <text:p text:style-name="Table_20_Contents">обычный</text:p>
            <text:p text:style-name="P6">субскрипт</text:p>
            <text:p text:style-name="Table_20_Contents">обычный <text:span text:style-name="T12">суперскрипт пж курсив</text:span></text:p>
          </table:table-cell>
          <table:covered-table-cell/>
        </table:table-row>
      </table:table>
      <text:p text:style-name="P1">Текст после таблицы</text:p>
      <text:p text:style-name="P1">Табулятор<text:tab/>Два табулятора<text:tab/><text:tab/>Три табулятора<text:tab/><text:tab/><text:tab/>Конец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1" style:family="paragraph" style:parent-style-name="Heading_20_1" style:next-style-name="text1" style:default-outline-level="" style:list-style-name="" style:class="tex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1" style:family="paragraph" style:parent-style-name="Text_20_body" style:class="text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1:07:55.55</meta:creation-date>
    <dc:date>2013-10-05T05:17:43.45</dc:date>
    <meta:editing-duration>P1DT20H35M17S</meta:editing-duration>
    <meta:editing-cycles>17</meta:editing-cycles>
    <meta:generator>OpenOffice/4.0.0$Win32 OpenOffice.org_project/400m3$Build-9702</meta:generator>
    <dc:creator>Tema </dc:creator>
    <meta:document-statistic meta:table-count="1" meta:image-count="0" meta:object-count="0" meta:page-count="1" meta:paragraph-count="40" meta:word-count="101" meta:character-count="590"/>
  </office:meta>
</office:document-meta>
</file>